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style:font-name-asian="Monospace" style:font-size-asian="9pt"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9" style:family="paragraph" style:parent-style-name="Heading_20_2">
      <style:paragraph-properties style:snap-to-layout-grid="false"/>
      <style:text-properties fo:font-size="10pt" fo:font-weight="bold" style:font-size-asian="10pt" style:font-weight-asian="bold"/>
    </style:style>
    <style:style style:name="P30"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language="it" fo:country="IT" fo:font-weight="normal" style:font-weight-asian="normal"/>
    </style:style>
    <style:style style:name="T10" style:family="text">
      <style:text-properties fo:color="#2a00ff" style:font-name="Monospace" fo:font-size="9pt" style:font-name-asian="Monospace" style:font-size-asian="9pt" style:font-name-complex="Monospace"/>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in" draw:visible-area-height="0.8882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HTTPD with FatFS</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 lm3s9b96</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Porting LWIP to lm3s9b96 with FreeRTOS, enable SSI &amp; CGI, read Pages from SD Card</text:h>
          </table:table-cell>
          <table:covered-table-cell/>
          <table:table-cell table:style-name="Table2.D3" office:value-type="float" office:value="6">
            <text:h text:style-name="P26"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LWIP Webclient hinzufügen ( LWIP 1.3.1)</text:p>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text:span text:style-name="T9">SSI Tags NumberInputField und </text:span>SubmitInputField<text:span text:style-name="T9"> implementiert</text:span></text:p>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amp; CGI von SD Karte lese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SSI von SD Karte funktioniert, Zusammenarbeit <text:s/><text:span text:style-name="T10">NumberInputField → ComTask funktioniert noch nicht, ComTask hängt</text:spa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SSI Parameter werden erkannt und in einer Variable zwischengespeichert</text:h>
          </table:table-cell>
          <table:covered-table-cell/>
          <table:table-cell table:style-name="Table2.D3" office:value-type="float" office:value="3">
            <text:h text:style-name="P26" text:outline-level="1">3</text:h>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D26"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8"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9"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in" draw:visible-area-height="0.8882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6.odt</text:file-name></text:span><text:span text:style-name="MT3"><text:tab/><text:tab/></text:span><text:span text:style-name="MT3"><text:date style:data-style-name="N30" text:date-value="2009-12-06T19:23:39">06.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2-06T19:23:39</dc:date>
    <meta:print-date>2000-12-19T15:31:00</meta:print-date>
    <meta:editing-cycles>54</meta:editing-cycles>
    <meta:generator>OpenOffice.org/3.1$Unix OpenOffice.org_project/310m19$Build-9420</meta:generator>
    <meta:editing-duration>PT07H13M29S</meta:editing-duration>
    <meta:document-statistic meta:table-count="5" meta:image-count="0" meta:object-count="1" meta:page-count="1" meta:paragraph-count="84" meta:word-count="255" meta:character-count="1835"/>
    <meta:user-defined meta:name="Info 1"/>
    <meta:user-defined meta:name="Info 2"/>
    <meta:user-defined meta:name="Info 3"/>
    <meta:user-defined meta:name="Info 4"/>
  </office:meta>
</office:document-meta>
</file>